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solveEngine.getEventMana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olveEngine.setDictatorResolver( DependencyResolver dictatorResolv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solveEngine.checkInterrup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olveEngine.computeConflicts( VisitNode node , VisitNode ancestor , String conf , Collection toevict , Collection selectedNodes )</text:p>
          </table:table-cell>
          <table:table-cell office:value-type="float" office:value="9">
            <text:p text:style-name="Table_20_Contents">9</text:p>
          </table:table-cell>
          <table:table-cell office:value-type="float" office:value="3">
            <text:p text:style-name="Table_20_Contents">3</text:p>
          </table:table-cell>
          <table:table-cell office:value-type="float" office:value="32">
            <text:p text:style-name="Table_20_Contents">32</text:p>
          </table:table-cell>
        </table:table-row>
        <table:table-row>
          <table:table-cell office:value-type="string">
            <text:p text:style-name="Table_20_Contents">ResolveEngine.outputReport( ResolveReport report , ResolutionCacheManager cacheMgr , ResolveOptions option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ResolveEngine.getSetting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olveEngine.isDependenciesFetched( IvyNode node , String con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solveEngine.resolve( File ivy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olveEngine.handleTransiviteEviction( ModuleDescriptor md , String [ ] confs , ResolveData data , List sortedDependencies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8">
            <text:p text:style-name="Table_20_Contents">8</text:p>
          </table:table-cell>
          <table:table-cell office:value-type="float" office:value="48">
            <text:p text:style-name="Table_20_Contents">48</text:p>
          </table:table-cell>
        </table:table-row>
        <table:table-row>
          <table:table-cell office:value-type="string">
            <text:p text:style-name="Table_20_Contents">ResolveEngine.resolve( final ModuleRevisionId mrid , ResolveOptions options , boolean changing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ResolveEngine.getDependencies( URL ivySource , ResolveOptions opt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solveEngine.fetchDependencies( VisitNode node , String conf , boolean shouldBePublic )</text:p>
          </table:table-cell>
          <table:table-cell office:value-type="float" office:value="18">
            <text:p text:style-name="Table_20_Contents">18</text:p>
          </table:table-cell>
          <table:table-cell office:value-type="float" office:value="22">
            <text:p text:style-name="Table_20_Contents">22</text:p>
          </table:table-cell>
          <table:table-cell office:value-type="float" office:value="54">
            <text:p text:style-name="Table_20_Contents">54</text:p>
          </table:table-cell>
        </table:table-row>
        <table:table-row>
          <table:table-cell office:value-type="string">
            <text:p text:style-name="Table_20_Contents">ResolveEngine.download( Artifact artifact , DownloadOptions opt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esolveEngine.getDependenciesFetchedKey( IvyNode node , String con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esolveEngine.resolveConflict( VisitNode node , VisitNode ancestor , String conf , Collection toevict )</text:p>
          </table:table-cell>
          <table:table-cell office:value-type="float" office:value="21">
            <text:p text:style-name="Table_20_Contents">21</text:p>
          </table:table-cell>
          <table:table-cell office:value-type="float" office:value="9">
            <text:p text:style-name="Table_20_Contents">9</text:p>
          </table:table-cell>
          <table:table-cell office:value-type="float" office:value="109">
            <text:p text:style-name="Table_20_Contents">109</text:p>
          </table:table-cell>
        </table:table-row>
        <table:table-row>
          <table:table-cell office:value-type="string">
            <text:p text:style-name="Table_20_Contents">ResolveEngine.checkConflictSolvedEvicted( VisitNode node , VisitNode ancesto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ResolveEngine.getDictatorResolv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olveEngine.checkConflictSolvedSelected( VisitNode node , VisitNode ancesto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ResolveEngine.getSortEngin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olveEngine.downloadArtifacts( ResolveReport report , Filter artifactFilter , DownloadOptions options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17">
            <text:p text:style-name="Table_20_Contents">17</text:p>
          </table:table-cell>
          <table:table-cell office:value-type="float" office:value="45">
            <text:p text:style-name="Table_20_Contents">45</text:p>
          </table:table-cell>
        </table:table-row>
        <table:table-row>
          <table:table-cell office:value-type="string">
            <text:p text:style-name="Table_20_Contents">ResolveEngine.resolveConflicts( VisitNode node , VisitNode ancestor , Collection conflicts , ConflictManager conflictManager )</text:p>
          </table:table-cell>
          <table:table-cell office:value-type="float" office:value="6">
            <text:p text:style-name="Table_20_Contents">6</text:p>
          </table:table-cell>
          <table:table-cell office:value-type="float" office:value="4">
            <text:p text:style-name="Table_20_Contents">4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ResolveEngine.findModule( ModuleRevisionId id , ResolveOptions option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ResolveEngine.markDependenciesFetched( IvyNode node , String con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solveEngine.locate( Artifact artifa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solveEngine.doFetchDependencies( VisitNode node , String conf )</text:p>
          </table:table-cell>
          <table:table-cell office:value-type="float" office:value="16">
            <text:p text:style-name="Table_20_Contents">16</text:p>
          </table:table-cell>
          <table:table-cell office:value-type="float" office:value="18">
            <text:p text:style-name="Table_20_Contents">18</text:p>
          </table:table-cell>
          <table:table-cell office:value-type="float" office:value="47">
            <text:p text:style-name="Table_20_Contents">47</text:p>
          </table:table-cell>
        </table:table-row>
        <table:table-row>
          <table:table-cell office:value-type="string">
            <text:p text:style-name="Table_20_Contents">ResolveEngine.download( ArtifactOrigin origin , DownloadOptions opt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esolveEngine.mediate( DependencyDescriptor dd , ResolveOptions options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ResolveEngine.resolve( URL ivySource , ResolveOptions option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ResolveEngine.resolve( URL ivy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olveEngine.getDependencies( ModuleDescriptor md , ResolveOptions options , ResolveReport report )</text:p>
          </table:table-cell>
          <table:table-cell office:value-type="float" office:value="18">
            <text:p text:style-name="Table_20_Contents">18</text:p>
          </table:table-cell>
          <table:table-cell office:value-type="float" office:value="18">
            <text:p text:style-name="Table_20_Contents">18</text:p>
          </table:table-cell>
          <table:table-cell office:value-type="float" office:value="81">
            <text:p text:style-name="Table_20_Contents">81</text:p>
          </table:table-cell>
        </table:table-row>
        <table:table-row>
          <table:table-cell office:value-type="string">
            <text:p text:style-name="Table_20_Contents">ResolveEngine.resolve( ModuleDescriptor md , ResolveOptions options )</text:p>
          </table:table-cell>
          <table:table-cell office:value-type="float" office:value="17">
            <text:p text:style-name="Table_20_Contents">17</text:p>
          </table:table-cell>
          <table:table-cell office:value-type="float" office:value="11">
            <text:p text:style-name="Table_20_Contents">11</text:p>
          </table:table-cell>
          <table:table-cell office:value-type="float" office:value="91">
            <text:p text:style-name="Table_20_Contents">91</text:p>
          </table:table-cell>
        </table:table-row>
        <table:table-row>
          <table:table-cell office:value-type="string">
            <text:p text:style-name="Table_20_Contents">ResolveEngine.ResolveEngine( ResolveEngineSettings settings , EventManager eventManager , SortEngine sortEngin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esolveEngine.resolveConflict( VisitNode node , String con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